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Default"/>
        <table:table-column table:style-name="co4" table:number-columns-repeated="2" table:default-cell-style-name="ce2"/>
        <table:table-column table:style-name="co3" table:number-columns-repeated="1013" table:default-cell-style-name="Default"/>
        <table:table-row table:style-name="ro1">
          <table:table-cell table:style-name="ce1"/>
          <table:table-cell table:style-name="ce4" office:value-type="string" calcext:value-type="string">
            <text:p>indic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capa. u </text:p>
          </table:table-cell>
          <table:table-cell table:style-name="ce4" office:value-type="string" calcext:value-type="string">
            <text:p>fixed cost c</text:p>
          </table:table-cell>
          <table:table-cell table:style-name="ce4" office:value-type="string" calcext:value-type="string">
            <text:p>unit cost h</text:p>
          </table:table-cell>
          <table:table-cell table:style-name="ce4" office:value-type="string" calcext:value-type="string">
            <text:p>time t</text:p>
          </table:table-cell>
          <table:table-cell table:style-name="ce6"/>
          <table:table-cell table:style-name="ce4" office:value-type="string" calcext:value-type="string">
            <text:p>Solution 295</text:p>
          </table:table-cell>
          <table:table-cell table:style-name="ce4" office:value-type="string" calcext:value-type="string">
            <text:p>Edge cost</text:p>
          </table:table-cell>
          <table:table-cell table:style-name="ce6"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 ([.J2]&gt;0;[.F2];0)+[.J2]*[.G2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 ([.J3]&gt;0;[.F3];0)+[.J3]*[.G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 ([.J4]&gt;0;[.F4];0)+[.J4]*[.G4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IF ([.J5]&gt;0;[.F5];0)+[.J5]*[.G5]"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 ([.J6]&gt;0;[.F6];0)+[.J6]*[.G6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7]&gt;0;[.F7];0)+[.J7]*[.G7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8]&gt;0;[.F8];0)+[.J8]*[.G8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 ([.J9]&gt;0;[.F9];0)+[.J9]*[.G9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 ([.J10]&gt;0;[.F10];0)+[.J10]*[.G10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 ([.J11]&gt;0;[.F11];0)+[.J11]*[.G11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 ([.J12]&gt;0;[.F12];0)+[.J12]*[.G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IF ([.J13]&gt;0;[.F13];0)+[.J13]*[.G13]"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14]&gt;0;[.F14];0)+[.J14]*[.G14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15]&gt;0;[.F15];0)+[.J15]*[.G15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 ([.J16]&gt;0;[.F16];0)+[.J16]*[.G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 ([.J17]&gt;0;[.F17];0)+[.J17]*[.G17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18]&gt;0;[.F18];0)+[.J18]*[.G18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 ([.J19]&gt;0;[.F19];0)+[.J19]*[.G19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IF ([.J20]&gt;0;[.F20];0)+[.J20]*[.G20]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 ([.J21]&gt;0;[.F21];0)+[.J21]*[.G2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GE: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 ([.J22]&gt;0;[.F22];0)+[.J22]*[.G2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ce7" office:value-type="string" calcext:value-type="string">
            <text:p>Total Edge Cost</text:p>
          </table:table-cell>
          <table:table-cell table:style-name="ce8" table:formula="of:=SUM([.K2:.K22])"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indice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dem. b</text:p>
          </table:table-cell>
          <table:table-cell table:style-name="ce4" office:value-type="string" calcext:value-type="string">
            <text:p>cost g</text:p>
          </table:table-cell>
          <table:table-cell table:style-name="ce4" office:value-type="string" calcext:value-type="string">
            <text:p>time s</text:p>
          </table:table-cell>
          <table:table-cell table:style-name="Default"/>
          <table:table-cell/>
          <table:table-cell table:style-name="ce4" office:value-type="string" calcext:value-type="string">
            <text:p>Solution 295</text:p>
          </table:table-cell>
          <table:table-cell table:style-name="ce4" office:value-type="string" calcext:value-type="string">
            <text:p>Node Cos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27]*[.F2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28]*[.F2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29]*[.F2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ODE: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3" table:formula="of:=([.J2]+[.J5]+[.J8])" office:value-type="float" office:value="7" calcext:value-type="float">
            <text:p>7</text:p>
          </table:table-cell>
          <table:table-cell table:style-name="ce3" table:formula="of:=[.F30]*[.J30]"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ODE: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3" table:formula="of:=([.J3]+[.J6]+[.J9])" office:value-type="float" office:value="5" calcext:value-type="float">
            <text:p>5</text:p>
          </table:table-cell>
          <table:table-cell table:style-name="ce3" table:formula="of:=[.F31]*[.J31]"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ODE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style-name="ce3" table:formula="of:=([.J4]+[.J7]+[.J10])" office:value-type="float" office:value="6" calcext:value-type="float">
            <text:p>6</text:p>
          </table:table-cell>
          <table:table-cell table:style-name="ce3" table:formula="of:=[.F32]*[.J32]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33]*[.F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34]*[.F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35]*[.F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DE: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J36]*[.F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ce7" office:value-type="string" calcext:value-type="string">
            <text:p>Total Node Cost</text:p>
          </table:table-cell>
          <table:table-cell table:style-name="ce8" table:formula="of:=SUM([.K27:.K36])" office:value-type="float" office:value="175" calcext:value-type="float">
            <text:p>175</text:p>
          </table:table-cell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ce7" office:value-type="string" calcext:value-type="string">
            <text:p>Total Solution cost</text:p>
          </table:table-cell>
          <table:table-cell table:style-name="ce8" table:formula="of:=[.K38]+[.K24]"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table:style-name="Default" table:number-columns-repeated="8"/>
          <table:table-cell/>
          <table:table-cell table:style-name="ce7"/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6-03-09T08:49:10.954464929</meta:creation-date>
    <dc:date>2016-03-09T09:00:42.742133785</dc:date>
    <dc:creator>Olivier </dc:creator>
    <meta:editing-duration>PT11M31S</meta:editing-duration>
    <meta:editing-cycles>2</meta:editing-cycles>
    <meta:generator>LibreOffice/4.3.3.2$Linux_X86_64 LibreOffice_project/430m0$Build-2</meta:generator>
    <meta:document-statistic meta:table-count="1" meta:cell-count="316" meta:object-count="0"/>
  </office:meta>
</office:document-meta>
</file>